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97%"/>
    </style:style>
    <style:style style:name="P2" style:family="paragraph" style:parent-style-name="Standard">
      <style:paragraph-properties fo:line-height="97%"/>
      <style:text-properties officeooo:paragraph-rsid="000b37fb"/>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line-height="102%" fo:text-indent="0pt" style:auto-text-indent="false"/>
    </style:style>
    <style:style style:name="P5" style:family="paragraph" style:parent-style-name="Standard">
      <style:paragraph-properties fo:margin-left="0pt" fo:margin-right="0pt" fo:line-height="97%" fo:text-indent="0pt" style:auto-text-indent="false"/>
    </style:style>
    <style:style style:name="P6" style:family="paragraph" style:parent-style-name="PP_20_Heading_20_3">
      <style:paragraph-properties fo:line-height="102%"/>
    </style:style>
    <style:style style:name="P7" style:family="paragraph" style:parent-style-name="PP_20_Heading_20_3">
      <style:paragraph-properties fo:line-height="97%"/>
    </style:style>
    <style:style style:name="P8" style:family="paragraph" style:parent-style-name="RefListRef">
      <style:text-properties officeooo:paragraph-rsid="000d0bd2"/>
    </style:style>
    <style:style style:name="P9" style:family="paragraph" style:parent-style-name="Standard">
      <style:text-properties fo:language="en" fo:country="GB"/>
    </style:style>
    <style:style style:name="P10" style:family="paragraph" style:parent-style-name="Standard">
      <style:text-properties fo:language="en" fo:country="US"/>
    </style:style>
    <style:style style:name="P11" style:family="paragraph" style:parent-style-name="Standard">
      <style:paragraph-properties fo:line-height="97%"/>
      <style:text-properties fo:language="en" fo:country="US"/>
    </style:style>
    <style:style style:name="P12" style:family="paragraph" style:parent-style-name="Standard">
      <style:paragraph-properties fo:margin-left="0pt" fo:margin-right="0pt" fo:text-indent="0pt" style:auto-text-indent="false"/>
      <style:text-properties fo:language="en" fo:country="US"/>
    </style:style>
    <style:style style:name="P13" style:family="paragraph" style:parent-style-name="Standard">
      <style:paragraph-properties fo:margin-left="0pt" fo:margin-right="0pt" fo:text-indent="0pt" style:auto-text-indent="false"/>
      <style:text-properties fo:language="en" fo:country="US" style:font-size-complex="11pt"/>
    </style:style>
    <style:style style:name="P14" style:family="paragraph" style:parent-style-name="Standard">
      <style:paragraph-properties fo:margin-left="0pt" fo:margin-right="0pt" fo:line-height="102%" fo:text-indent="0pt" style:auto-text-indent="false"/>
      <style:text-properties fo:language="en" fo:country="US"/>
    </style:style>
    <style:style style:name="P15" style:family="paragraph" style:parent-style-name="footnote_20_text" style:master-page-name="Converted2">
      <style:paragraph-properties style:page-number="auto"/>
    </style:style>
    <style:style style:name="P16" style:family="paragraph" style:parent-style-name="footnote_20_text" style:master-page-name="Converted10">
      <style:paragraph-properties style:page-number="auto"/>
    </style:style>
    <style:style style:name="P17" style:family="paragraph" style:parent-style-name="Footnote" style:master-page-name="Converted4">
      <style:paragraph-properties style:page-number="auto"/>
    </style:style>
    <style:style style:name="P18" style:family="paragraph" style:parent-style-name="Footnote" style:master-page-name="Converted6">
      <style:paragraph-properties style:page-number="auto"/>
    </style:style>
    <style:style style:name="P19" style:family="paragraph" style:parent-style-name="Footnote" style:master-page-name="Converted8">
      <style:paragraph-properties style:page-number="auto"/>
    </style:style>
    <style:style style:name="P20" style:family="paragraph" style:parent-style-name="ArticleAuthors">
      <style:text-properties style:font-name="Arial" fo:font-size="14pt" fo:font-weight="bold" style:font-size-asian="14pt" style:language-asian="ja" style:country-asian="JP" style:font-weight-asian="bold" style:font-name-complex="Arial1" style:font-size-complex="14pt" style:font-weight-complex="bold"/>
    </style:style>
    <style:style style:name="P21" style:family="paragraph" style:parent-style-name="FigLabel">
      <style:text-properties fo:language="en" fo:country="US"/>
    </style:style>
    <style:style style:name="P22" style:family="paragraph" style:parent-style-name="FigLabel">
      <style:text-properties fo:language="en" fo:country="US" style:font-size-complex="11pt"/>
    </style:style>
    <style:style style:name="P23" style:family="paragraph" style:parent-style-name="ArticleHistory">
      <style:text-properties fo:language="en" fo:country="GB"/>
    </style:style>
    <style:style style:name="P24" style:family="paragraph" style:parent-style-name="ArticleContactInfo">
      <style:text-properties fo:language="en" fo:country="GB"/>
    </style:style>
    <style:style style:name="P25" style:family="paragraph" style:parent-style-name="ListContents" style:list-style-name="WWNum12">
      <style:text-properties fo:language="en" fo:country="US" style:font-size-complex="11pt"/>
    </style:style>
    <style:style style:name="P26" style:family="paragraph" style:parent-style-name="ListContents" style:list-style-name="WWNum14">
      <style:text-properties fo:language="en" fo:country="US" officeooo:paragraph-rsid="000a4caf" style:font-size-complex="11pt"/>
    </style:style>
    <style:style style:name="P27" style:family="paragraph" style:parent-style-name="FigCaption">
      <style:text-properties fo:language="en" fo:country="US" fo:font-style="italic" style:font-style-asian="italic"/>
    </style:style>
    <style:style style:name="T1" style:family="text">
      <style:text-properties fo:language="en" fo:country="US"/>
    </style:style>
    <style:style style:name="T2" style:family="text">
      <style:text-properties fo:language="en" fo:country="US" style:language-asian="nb" style:country-asian="NO"/>
    </style:style>
    <style:style style:name="T3" style:family="text">
      <style:text-properties fo:language="en" fo:country="US" officeooo:rsid="000d0bd2" style:language-asian="nb" style:country-asian="NO"/>
    </style:style>
    <style:style style:name="T4" style:family="text">
      <style:text-properties fo:language="en" fo:country="US" fo:font-style="italic" style:font-style-asian="italic"/>
    </style:style>
    <style:style style:name="T5" style:family="text">
      <style:text-properties fo:language="en" fo:country="US" fo:font-style="italic" style:font-style-asian="italic" style:font-size-complex="11pt"/>
    </style:style>
    <style:style style:name="T6" style:family="text">
      <style:text-properties fo:language="en" fo:country="US" fo:font-style="italic" style:font-style-asian="italic" style:font-size-complex="11pt" style:font-style-complex="italic"/>
    </style:style>
    <style:style style:name="T7" style:family="text">
      <style:text-properties fo:language="en" fo:country="US" fo:font-style="italic" style:language-asian="nb" style:country-asian="NO"/>
    </style:style>
    <style:style style:name="T8" style:family="text">
      <style:text-properties fo:language="en" fo:country="US" fo:font-style="italic" style:language-asian="nb" style:country-asian="NO" style:font-style-asian="italic"/>
    </style:style>
    <style:style style:name="T9" style:family="text">
      <style:text-properties fo:language="en" fo:country="US" fo:font-style="italic" style:language-asian="nb" style:country-asian="NO" style:font-style-asian="italic" style:font-style-complex="italic"/>
    </style:style>
    <style:style style:name="T10" style:family="text">
      <style:text-properties fo:language="en" fo:country="US" officeooo:rsid="000b37fb"/>
    </style:style>
    <style:style style:name="T11" style:family="text">
      <style:text-properties style:text-position="super 58%" fo:language="en" fo:country="US"/>
    </style:style>
    <style:style style:name="T12" style:family="text">
      <style:text-properties fo:language="nn" fo:country="NO"/>
    </style:style>
    <style:style style:name="T13" style:family="text">
      <style:text-properties fo:language="nn" fo:country="NO" style:language-asian="nb" style:country-asian="NO"/>
    </style:style>
    <style:style style:name="T14" style:family="text">
      <style:text-properties fo:language="nn" fo:country="NO" fo:font-style="italic" style:language-asian="nb" style:country-asian="NO" style:font-style-asian="italic" style:font-style-complex="italic"/>
    </style:style>
    <style:style style:name="T15" style:family="text">
      <style:text-properties fo:language="en" fo:country="GB"/>
    </style:style>
    <style:style style:name="Sect1" style:family="section">
      <style:section-properties style:editable="false">
        <style:columns fo:column-count="1" fo:column-gap="0pt"/>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9">Francis J. Crosson, American Medical Association</text:p>
        <text:p text:style-name="P24">Lawrence P. Casalino, Division of Health Policy and Economics, Cornell Weill Medical College</text:p>
        <text:p text:style-name="ArticleContactInfo"><text:span text:style-name="T15">Contact: Francis J. Crosson, American Medical Association, </text:span><text:a xlink:type="simple" xlink:href="mailto:fjcrosson@gmail.com" text:style-name="Internet_20_link" text:visited-style-name="Visited_20_Internet_20_Link"><text:span text:style-name="T1">fjcrosson@gmail.com</text:span></text:a></text:p>
        <text:p text:style-name="P23">Received: 17 June 2014</text:p>
        <text:p text:style-name="P23">Accepted: 26 Feb 2015</text:p>
        <text:p text:style-name="ArticleIdentifiers">ISSN: 1893-1049<text:tab/>Volume 5, No 1 (2015)<text:tab/>http://dx.doi.org/10.7577/pp.926</text:p>
        <text:p text:style-name="P20">Francis J. Crosson and Lawrence P. Casalino</text:p>
        <text:h text:style-name="PP_20_Heading_20_1" text:outline-level="1">Physician Dissatisfaction in the United States: An Examination</text:h>
        <text:p text:style-name="ArticleAbstract"><text:span text:style-name="T15">Abstract: </text:span><text:span text:style-name="T1">This paper addresses several root causes of dissatisfaction with medical practice among American physicians, and suggests that some, but not all, are potentially remediable. Fixed assumptions about the nature of medical practice in the United States, developed over several decades, appear to be eroding. At the same time, increasing demands on physician time, especially involving low value documentation and administrative tasks are interfering with the physician-patient interaction. In addition, physician practice structure and payment methodologies are beginning to change in the United States leading to a sense of practice instability among physicians. Recent research conducted by the American Medical Association and the RAND Corporation has provided new qualitative and quantitative information about the impact of these trends on physician practices. An evaluation of these research findings indicates that some improvements in physician satisfaction are possible.</text:span></text:p>
        <text:p text:style-name="ArticleKeywords"><text:span text:style-name="T15">Keywords: </text:span><text:span text:style-name="T1">physician professionalism, practice satisfaction, electronic health records, health care reform in the U.S.</text:span></text:p>
        <text:p text:style-name="P3"><text:span text:style-name="T1">A concerning number of American physicians have been growing increasingly dissatisfied with medical practice (Christopher, Smith, Tivis, &amp; Wilper, 2014; Landon, Reschovsky, &amp; Blumenthal, 2003; Leigh, </text:span><text:span text:style-name="T2">Kravitz, Schembri, Samuels, &amp; Mobley,</text:span><text:span text:style-name="T1"> 2002; Leigh, </text:span><text:span text:style-name="T2">Tancredi, &amp; Kravitz,</text:span><text:span text:style-name="T1"> 2009; Pathman et al.,2002). In this paper we will discuss possible reasons for the growth in professional dissatisfaction. This will be through an examination of the evolution of the career expectations of physicians in the United States over recent decades and how those expectations are being affected by changes underway that are both internal and external to physician practices.</text:span></text:p>
        <text:p text:style-name="P10">American physicians enjoy higher social status, income and professional independence than physicians in most other countries. Advancements in clinical diagnostic and therapeutic tools gradually created a new aura of respect for the competency of physicians and a high level of patient trust in their professional judgment. Physicians became valued and their interventions more valuable just as the American economy was expanding after World War II.</text:p>
        <text:p text:style-name="Standard"><text:span text:style-name="T1">Until recently, most American physicians have practiced in solo practice or in small groups, usually organized by specialty, and approximately 60% still do (defined as less than 10 physicians in a practice) (Kane &amp; Emmons, 2013). This structure allows for control of virtually all the details of the day-to-day practice environment, and in the minds of many physicians strengthens the primacy of the physician-patient 1:1 relationship, free from external or “third party” interference</text:span><text:span text:style-name="T11"> </text:span><text:span text:style-name="T1">(Starr, 1982, p. 25-26).</text:span></text:p>
        <text:p text:style-name="P10">This “Hippocratic Oath” responsibility, many physicians believed, confers upon them an independence of judgment and action, which should not be subject to external interference. This belief led to the principle of “physician autonomy”, which by the mid-twentieth century was a firmly established expectation for physicians leaving residency training programs and entering practice (Starr, 1982).</text:p>
        <text:p text:style-name="Standard"><text:soft-page-break/><text:span text:style-name="T1">Most physicians in practice were and still are receiving payment for individual services provided one at a time to patients (fee-for-service payment). This payment mechanism in the U.S, unlike in most OECD countries, generally takes place in the absence of any supervening “global budget” for health care services, either at a local or national level. Many believe that in America this payment mechanism, combined with the principle of physician autonomy, can encourage the overuse of some health care services, especially in clinical situations where the indications for such services are “borderline” (The Medicare Payment Advisory Commission, 2011), leading to higher income, especially for certain medical specialties.</text:span></text:p>
        <text:p text:style-name="P10">Payment for physician services in the U.S. was also influenced by two key historical events. The first was the encouragement during World War II by the U.S War Labor Board of employer-provided health care coverage in lieu of wage increases, which were deemed inflationary. In addition, in 1964 the federal government established the Medicare program to provide health care services for citizens aged 65 and over. Although the Medicare program evolved a methodology to set prices for specific physician services, known as the Resource-Based Relative Value System (Hsiao et al., 1988), the program has virtually no constraints on the volume of services provided to its beneficiaries.</text:p>
        <text:p text:style-name="P10">Thus, these three forces, fee-for-service payment in the absence of a global budget, broad private insurance coverage and growing expenditures for the elderly contributed to rising income for physicians in the latter half of the twentieth century and an expectation among physicians that this trend would continue unabated. The aim of what follows is to examine financial concerns and additional, non-financial, causes of dissatisfaction and by doing so place financial concerns in a larger context.</text:p>
        <text:h text:style-name="PP_20_Heading_20_2" text:outline-level="2">The decline in physician practice satisfaction</text:h>
        <text:p text:style-name="P3"><text:span text:style-name="T1">As cited above, several survey-based studies over the last two decades have shown declining satisfaction with office-based practice among American physicians. Physicians are not infrequently quoted as saying that they wish they had not chosen medicine as a career and would not recommend that their own children become physicians. The percentage of physicians expressing these views varies by survey design, but is probably between 20-30% of currently practicing physicians (Boukus, Cassil, &amp; O’Malley, 2009; Sorrell &amp; Jennings, 2014). It is important to note that this level of dissatisfaction is not the case in all countries (Aasland, Rosta, &amp; Nylenna, 2010). Discontent also varies by specialty and income, with overrepresentation among physicians practicing adult primary care medicine, especially in smaller practices. One study in California suggested that dissatisfaction is lower among physicians practicing in large multispecialty groups</text:span><text:span text:style-name="T11"> </text:span><text:span text:style-name="T1">(Rittenhouse, Grumbach, O’Neil, Dower, &amp; Bindman, 2004).</text:span></text:p>
        <text:p text:style-name="P10">As noted above, one source of vocal dissatisfaction, often heard in political discourse, is declining income and anticipation of further declines in the future. There are generally three sources for physician income, other than direct payments from patients. The largest source for most physicians is payments from commercial health plans. Most health plans have been attempting to limit physician costs by selectively contracting with the least costly practices, thus driving down rates. In addition, insurance design has been evolving to higher patient out-of-pocket cost requirements through the use of higher deductibles and co-payments, which has become a barrier for some to seeking physician services.</text:p>
        <text:p text:style-name="Standard"><text:span text:style-name="T1">More importantly, there is a growing disparity in income among physician specialties</text:span><text:span text:style-name="T11"> </text:span><text:span text:style-name="T1">(Medscape, 2013). Those physicians in primary care specialties and other specialties in which reimbursement is based primarily on office visits alone have had income decreases in some cases, and in most cases substantially lower increases over time (compared to inflation) than specialties in which reimbursement is based, all or in part, on diagnostic or therapeutic procedures.</text:span></text:p>
        <text:p text:style-name="Standard"><text:span text:style-name="T1">But, at least as important for most physicians as income are the non-financial subjective rewards accruing from the practice of medicine. This is why most physicians chose the profession of medicine in the first place. This reward has been dissipating as well for many physicians. First, the aging of the population has added to the fragility and complexity of the patients being served, resulting in time pressures during physician-patient encounters (Shaw, Davis, Fleischer, &amp; Feldman, 2014). It is very common for the physician’s day to be filled with patients 80 years old or older with multiple chronic conditions to deal with, sometimes with deteriorating patient mental capacities. In addition, medical science has produced, in the last twenty years, many more </text:span><text:soft-page-break/><text:span text:style-name="T1">preventive services, such as immunizations, cancer screening processes, health education needs and other useful interventions that again require physician time to explain, order, interpret and communicate. One recent calculation concluded that to deal properly with all these interventions in the typical primary care physician practice would require 1773 hours of work per year per physician or 7.4 hours per day, while doing nothing else</text:span><text:span text:style-name="T11"> </text:span><text:span text:style-name="T1">(Yarnell, Pollak, Østbye, &amp; Krause, 20</text:span><text:span text:style-name="T10">0</text:span><text:span text:style-name="T1">3). Many physicians report feelings of guilt about not be able to all that is needed for their patients no matter how hard they work (Friedberg et al., 2013).</text:span></text:p>
        <text:p text:style-name="P10">Another common complaint heard from American physicians is the increasing “administrative” non-clinical work that is required of them by payers and by government regulations. A typical physician practice receives payment from multiple private health plans, direct payments from large employers, and commonly, payments from Medicare and Medicaid (the government program for low income citizens). Each of these payers has different rules and regulations about what services they will cover and how to submit and receive payments. For example, each private health plan may cover different pharmaceuticals, requiring physicians to understand and track the specifics for each plan or risk having the patients prescription not covered by the health plan. In addition to Medicare, many private payers and voluntary accrediting organizations are beginning to require more and more complex reporting of quality information from practices, necessitating a new level of record keeping and external communications in physician offices (Casalino et al., 2009; Panzer et al., 2013). It must be acknowledged, however, that not all time spent on these activities is wasted: Quality measurement and documentation probably serve to improve practice quality.</text:p>
        <text:p text:style-name="P10">Similarly, the increase in the use of electronic health records (EHRs) in physician offices and hospitals, although improving the quality and legibility of medical record keeping and likely the quality of care, has created more time-consuming work for physicians (Quinn, Wilcox, Orav, Bates, &amp; Simon., 2009). Some physicians report that the deployment of their EHR was “the straw that broke the camel’s back,” in terms of practice efficiency and workload. We will cover more detail on this point below.</text:p>
        <text:p text:style-name="Standard"><text:span text:style-name="T1">Finally, the demographic profile of the American physician has been changing, in keeping with changes seen in the larger population. Many more newly trained physicians are women, with attendant childbearing interests. In addition, many younger American physicians, irrespective of gender, express more interest than previous generations in “balancing” professional responsibilities with family and personal priorities (Christopher et al. </text:span><text:span text:style-name="T10">2</text:span><text:span text:style-name="T1">014). These interests often conflict with the professional and managerial responsibilities of running a practice, resulting in dissatisfaction at a level not experienced by previous generations of physicians. As a consequence many younger physicians are seeking institutional employment by large group practices and hospitals in an effort to find a more stable and sustainable life style</text:span><text:span text:style-name="T11"> </text:span><text:span text:style-name="T1">(Moses et al., 2013).</text:span></text:p>
        <text:h text:style-name="PP_20_Heading_20_2" text:outline-level="2">AMA-Rand health research findings</text:h>
        <text:p text:style-name="P12">By 2012, American physicians, including physician leaders and physician educators, had become increasingly concerned about growing physician dissatisfaction with clinical practice. The decline in physician practice satisfaction awkwardly coincided with federal efforts to expand health care coverage though the Patient Protection and Affordable care Act of 2010 (commonly referred to as the ACA or “Obamacare”), raising fears about a potential physician shortage. The largest American physician organization, the American Medical Association (AMA) decided to sponsor an organized effort to investigate in detail the current elements leading to practice dissatisfaction, and to develop plans to help mitigate those dissatisfaction-causing elements that are amenable to mitigation. To that end, near the end of 2012, the AMA, with input from an external advisory committee, engaged a team of health services investigators from the RAND Corporation, a noted research organization with multiple U.S. and international locations, to investigate the principal causes of physician dissatisfaction. Since this research represents the most current and detailed analysis of U.S. physician dissatisfaction, we will describe it below in some detail. The AMA’s intent was to analyze the findings of this AMA-RAND “field” research in order to help design the key aspects of a future mitigation plan for American physicians, including needs for further research.</text:p>
        <text:p text:style-name="Standard"><text:span text:style-name="T1">A detailed description of the study methodology, as well as the results, was published in October of 2013</text:span><text:span text:style-name="T11"> </text:span><text:span text:style-name="T1">(Friedberg et al., 2013). Readers are directed to the original paper for a thorough explication of the research</text:span><text:span text:style-name="T1"><text:note text:id="ftn1" text:note-class="footnote"><text:note-citation>1</text:note-citation><text:note-body><text:p text:style-name="P15"><text:span text:style-name="T1">Available at </text:span><text:a xlink:type="simple" xlink:href="http://www.rand.org/pubs/research_reports/RR439.html" text:style-name="Internet_20_link" text:visited-style-name="Visited_20_Internet_20_Link">http://www.rand.org/pubs/research_reports/RR439.html</text:a></text:p><text:p text:style-name="Footnote"/></text:note-body></text:note></text:span><text:span text:style-name="T1">. </text:span><text:soft-page-break/><text:span text:style-name="T1">What follows here is a summary of the work and findings. In general the findings were consistent with previous well-designed American physician satisfaction surveys (Leigh et al., 2002; Pathman et al., 2002; Landon et al., 200</text:span><text:span text:style-name="T10">3</text:span><text:span text:style-name="T1">; Leigh et al., 2009). It is difficult to compare levels of “overall” satisfaction among studies because of differences in survey design and question construction and presentation. One striking difference, described below, was the near universal citing by RAND-surveyed physicians of a new and intense dissatisfier not mentioned in earlier surveys, the lack of ease of use of EHRs. This is not surprising since EHRs were not in common use during the time of the earlier surveys.</text:span></text:p>
        <text:p text:style-name="P22">Figure 1</text:p>
        <text:p text:style-name="FigCaption"><text:span text:style-name="T5">RAND Finding: Major contributors to </text:span><text:span text:style-name="T6">lower</text:span><text:span text:style-name="T5"> professional satisfaction</text:span></text:p>
        <text:p text:style-name="P13">(Friedberg et al., 2013).</text:p>
        <text:list xml:id="list1330796696597327275" text:style-name="WWNum12">
          <text:list-item>
            <text:p text:style-name="P25">Perceived barriers to high-quality care</text:p>
          </text:list-item>
          <text:list-item>
            <text:p text:style-name="P25">Electronic health records</text:p>
          </text:list-item>
          <text:list-item>
            <text:p text:style-name="P25">Lack of collegiality</text:p>
          </text:list-item>
          <text:list-item>
            <text:p text:style-name="P25">Lack of faith in practice leadership</text:p>
          </text:list-item>
          <text:list-item>
            <text:p text:style-name="P25">Worries about practice sustainability as a business</text:p>
          </text:list-item>
          <text:list-item>
            <text:p text:style-name="P25">Work volume too little or too much</text:p>
          </text:list-item>
          <text:list-item>
            <text:p text:style-name="P25">Income preservation challenging when pay rates decline</text:p>
          </text:list-item>
          <text:list-item>
            <text:p text:style-name="P25">Regulatory burden: many small things adding up</text:p>
          </text:list-item>
        </text:list>
        <text:p text:style-name="P12">Figure 1 depicts the principal factors leading to physician dissatisfaction among the physicians responses included in the study. The most often described dissatisfier was an interesting and somewhat unexpected finding. Physicians related their subjective sense of overall satisfaction or dissatisfaction to whether or not “at the end of the working day” they felt that they had been able to care for their patients according to their own sense of professionalism. When that feeling was present they tended to be satisfied overall; when it was not they were not. In general, any practice element, whether internal or external to the practice, that detracted from that sense of delivering thorough quality care was a dissatisfier, even in the presence of other satisfying practice elements. Many of the negative practice elements had one thing in common; they reduced the available time for physicians to interact with their patients. Some of these practice elements included: poor EHR usability, loss of practice autonomy and control, problems with work quantity and pace, and work content vs. staff work content and other documentation burdens.</text:p>
        <text:h text:style-name="PP_20_Heading_20_3" text:outline-level="3">Poor EHR usability</text:h>
        <text:p text:style-name="P12">Since about 2009, the use of EHRs by American physicians has dramatically increased, both in the physicians’ offices and in the hospital setting (Mitka, 2013). This change was accompanied by great expectations for improvements in quality, patient experience and efficiencies in care. In some ways these expectations have been met. Health records are more available than paper charts were and are more legible. The inclusion of practice “prompts” and preventive services reminders to physicians have likely improved care, and the digitization of patient information has made possible a level of systematic evaluation of processes of care and patient outcomes that was not possible before. Yet efficiency of practice for most specialties has not improved, rather it has deteriorated. Many physicians interviewed in the study reported that their EHRs were cumbersome to use and increased documentation requirements up to 1-2 hours per day. This experience was general and unrelated to any specific EHR system or vendor. The net effect on physicians was a “squeeze” on the time available to talk with and examine patients, leading to an increase in practice dissatisfaction, often expressed vociferously. Adding to surveyed physicians’ frustration was their understanding that, in general, EHRs do produce better quality care, and so “there is no going back to paper records”.</text:p>
        <text:h text:style-name="PP_20_Heading_20_3" text:outline-level="3"><text:soft-page-break/>Loss of practice autonomy and control</text:h>
        <text:p text:style-name="P12">Physicians’ sense that they could control or at least substantively influence the environment within which they practiced correlated with higher practice satisfaction. In some cases this loss of control was objective, for example an inability to influence which support staff members are assigned to which physician, and therefor the quality of staff support in helping manage patient care interactions. But in many cases, this sense of loss of control was more subjective, relating to whether or not a physician felt like an “owner” of the practice rather than just an employee. (This did not necessarily imply actual financial ownership). Physicians involved in at least some aspect of practice management were less likely to manifest this sense of loss of control.</text:p>
        <text:h text:style-name="PP_20_Heading_20_3" text:outline-level="3">Problems with work quantity and pace</text:h>
        <text:p text:style-name="P12">As noted above, the age and illness burden of patients has been increasing, contributing to the complexity of the average physician office visit. This pressure affects nearly all physicians, but especially primary care physicians caring for adult patients. Added to the time pressure generated by patient complexity, many physicians feel under financial pressure because of declining payments. For many practices, whether small or large, physician owned or not, these pressures have tended to increase the number of patients that physicians need to see in a workday, either to cover increasing practice expenses in fee-for-service practices or to “cover” salaries paid by group practices or hospitals. This increase in patient workflow has been unaccompanied in most practices by a concomitant increase in knowledge about how to improve practice efficiency and productivity.</text:p>
        <text:h text:style-name="PP_20_Heading_20_3" text:outline-level="3">Work content</text:h>
        <text:p text:style-name="P12">Physicians felt most satisfied when their daily activities with patients most closely matched their knowledge and skill level, and did not fall significantly below that level. Physicians often referred to this as “practicing up to the level of their license”. If physicians felt that they are “wasting time” doing work that could be done as well by support staff members they tend to feel less satisfied with their work experience. One factor contributing to this in some institution-based practices is the tendency for internal compliance officers and risk managers to try to reduce potential institutional liability by requiring that EHR documentation tasks that could be performed by support staff instead be performed by the physician. In some settings public payers and regulators also create such rules.</text:p>
        <text:p text:style-name="P12">But these requirements can be unjustified, and add again to the complexity and length of the physician workday. In addition to EHR-related documentation burdens, physicians have experienced a general increase in documentation requirements from payers, both public and private. These include documentation to justify diagnostic tests and therapeutic procedures, documentation of clinical processes connected to financial rewards and penalties, regulatory requirements from state licensing boards, and recently enacted “maintenance of certification” requirements from many specialty boards. Physicians reported that the cumulative effect of these requirements detracts from the time available for patient care, sometimes calling this “death by a thousand paper cuts.”</text:p>
        <text:h text:style-name="PP_20_Heading_20_3" text:outline-level="3">Lack of practice collegiality and good leadership</text:h>
        <text:p text:style-name="P3"><text:span text:style-name="T1">Many of the pressures on physicians described above have led physicians to create or join larger practices to improve economies of scale and shared practice support services. One might think this consolidation would lead to closer working relationships and more collegiality among physicians. This seems not to be the case. Many physicians reported that time pressures have isolated them from each other. In addition, the emergence of “hospitalists,” physicians caring for hospitalized patients </text:span><text:span text:style-name="T4">in situ</text:span><text:span text:style-name="T1">, has reduced the clinical and social connections among physicians in the hospital setting. The emergence of larger practices has also created the need for physician leaders of those practices. This process has not always gone smoothly, since few physicians are trained to manage complex social environments and the principle of physician autonomy does not incline some physicians to be led by anyone, even another physician.</text:span></text:p>
        <text:h text:style-name="PP_20_Heading_20_3" text:outline-level="3">Physician Income</text:h>
        <text:p text:style-name="P3"><text:soft-page-break/><text:span text:style-name="T1">One somewhat surprising finding of the research, given the often-vocal concerns about physician income referred to above was the lack of a strong correlation between overall satisfaction or dissatisfaction with practice and actual income. The study divided physician income into five quintiles. In only the top and bottom quintiles were satisfaction (top quintile) and dissatisfaction (bottom quintile) statistically correlated with income level.</text:span></text:p>
        <text:h text:style-name="PP_20_Heading_20_2" text:outline-level="2">What Can Be Done?</text:h>
        <text:p text:style-name="P14">Not all the elements leading to physician dissatisfaction with modern practice can be changed. The practice of medicine has always been and still is a difficult and demanding career choice, requiring self-sacrifice and hard work for the benefit of one’s patients. In most of the developed world populations are aging, leading to many more patients with multiple complex conditions. And the explosion of medical knowledge and of the diagnostic and therapeutic choices available to physicians is a constant intellectual challenge.</text:p>
        <text:p text:style-name="P14">Nevertheless, some of the causes of physician dissatisfaction are subject to mitigation. Based upon the RAND-AMA research and some educated guesses about future trends, such mitigation efforts will form a major portion of the AMA’s strategic focus for the next few years, including new research work. This work should create important learnings applicable not just to American physician practices but to those of physicians in other countries as well.</text:p>
        <text:h text:style-name="P6" text:outline-level="3">Improvements in practice efficiency</text:h>
        <text:p text:style-name="P4"><text:span text:style-name="T1">One of the observations during the RAND-AMA research visits to physician practices was the rareness of evidence-based efforts to reduce the impact of workflow and documentation requirements weighing on physicians by recapturing physician-patient interaction time through systematic work-flow process improvement. Such approaches are not unknown, having been well documented by organizations such as the Virginia Mason Clinic in Seattle, Washington</text:span><text:span text:style-name="T11"> </text:span><text:span text:style-name="T1">(Bush, 2007), and the ThedaCare Health System in Minnesota</text:span><text:span text:style-name="T11"> </text:span><text:span text:style-name="T1">(Toussaint, Milstein, &amp; Shortell, 2013). In addition, Drs. Christine and Thomas Sinsky and others have described such successful efforts in smaller physician practices (Sinsky et al., 2013).</text:span></text:p>
        <text:p text:style-name="P21">Figure 2</text:p>
        <text:p text:style-name="P27">Physician practice support tools</text:p>
        <text:list xml:id="list1354648096121027558" text:style-name="WWNum14">
          <text:list-item>
            <text:p text:style-name="P26">Pre-visit planning</text:p>
          </text:list-item>
          <text:list-item>
            <text:p text:style-name="P26">Pre-visit laboratory tests</text:p>
          </text:list-item>
          <text:list-item>
            <text:p text:style-name="P26">Expanded use of office staff</text:p>
            <text:list>
              <text:list-item>
                <text:p text:style-name="P26">Establish teams with other care givers</text:p>
              </text:list-item>
              <text:list-item>
                <text:p text:style-name="P26">Expanded rooming function by MAs</text:p>
              </text:list-item>
              <text:list-item>
                <text:p text:style-name="P26">Order entry</text:p>
              </text:list-item>
              <text:list-item>
                <text:p text:style-name="P26">Panel management-clinical</text:p>
              </text:list-item>
              <text:list-item>
                <text:p text:style-name="P26">responsibility</text:p>
              </text:list-item>
              <text:list-item>
                <text:p text:style-name="P26">Scribing</text:p>
              </text:list-item>
              <text:list-item>
                <text:p text:style-name="P26">RN filtering of in-box</text:p>
              </text:list-item>
            </text:list>
          </text:list-item>
          <text:list-item>
            <text:p text:style-name="P26">Systematic prescriptions</text:p>
          </text:list-item>
          <text:list-item>
            <text:p text:style-name="P26">EHR improvements</text:p>
            <text:list>
              <text:list-item>
                <text:p text:style-name="P26">Improve usability of GUI</text:p>
              </text:list-item>
              <text:list-item>
                <text:p text:style-name="P26">Team-shared simultaneous access</text:p>
              </text:list-item>
              <text:list-item>
                <text:p text:style-name="P26">Allow staff input of data elements</text:p>
              </text:list-item>
            </text:list>
          </text:list-item>
          <text:list-item>
            <text:p text:style-name="P26">Lean process improvement techniques–101</text:p>
          </text:list-item>
        </text:list>
        <text:p text:style-name="P4"><text:soft-page-break/><text:span text:style-name="T1">Based upon the work of the Drs. Sinsky (Sinsky et al., 2013) and others the AMA is developing a series of specific process improvement modules that can be implemented in physician practices of different specialties and practice sizes. Figure 2 lists the modules under development. It is not the purpose of this paper to describe all these modules, but one example is systematic improvement in the methods employed to refill chronic medications for stable patients. By one estimate</text:span><text:span text:style-name="T11"> </text:span><text:span text:style-name="T1">(Sinsky &amp; Simnsky, 2012), the process of refilling these prescriptions requires about 200 hours of work per adult primary care physician per year, or 4-5 hours per week. This involves both physician and office staff time; time that could be better used in direct patient care activities. The AMA has developed an education module to show physicians how to eliminate this unnecessary work</text:span><text:span text:style-name="T1"><text:note text:id="ftn2" text:note-class="footnote"><text:note-citation>2</text:note-citation><text:note-body><text:p text:style-name="P17"><text:span text:style-name="T1">This module and others in </text:span><text:span text:style-name="T4">beta</text:span><text:span text:style-name="T1">-testing mode can be accessed at </text:span><text:a xlink:type="simple" xlink:href="https://www.steps-forward.com/" text:style-name="Internet_20_link" text:visited-style-name="Visited_20_Internet_20_Link">https://www.steps-forward.com</text:a></text:p></text:note-body></text:note></text:span><text:span text:style-name="T1">.</text:span></text:p>
        <text:p text:style-name="P12">Not every process improvement module listed in Figure 2 will be applicable to every physician practice, but at least several will be—and early field experience indicates that some efficiency improvements are quite feasible for nearly all practices, thus freeing up time for more satisfying physician-patient interactions.</text:p>
        <text:h text:style-name="PP_20_Heading_20_3" text:outline-level="3">Improvements in EHR usability</text:h>
        <text:p text:style-name="P3"><text:span text:style-name="T1">As described above, EHR systems broadly deployed in the U.S. in recent years have failed to achieve broad approval among American physicians, because they often reduce workflow efficiency in day-to-day practice. To deal with this problem the AMA convened a panel of leading physician informaticists from across the country to delineate the functional and technical flaws in current commercially available EHRs. Working with the leading EHR vendors and government regulators where possible, the AMA has created a detailed template for the functionally ideal “physician friendly” EHR; one which can improve, or at least not impede practice efficiency, as well as improve patient care quality. Achieving this goal will require that EHR vendors focus more resources on adapting their systems to physician practice needs</text:span><text:span text:style-name="T1"><text:note text:id="ftn3" text:note-class="footnote"><text:note-citation>3</text:note-citation><text:note-body><text:p text:style-name="P18"><text:bookmark text:name="_GoBack"/><text:span text:style-name="T1">This report can be accessed at </text:span><text:a xlink:type="simple" xlink:href="https://download.ama-assn.org/resources/doc/ps2/x-pub/ehr-priorities.pdf" text:style-name="Internet_20_link" text:visited-style-name="Visited_20_Internet_20_Link">https://download.ama-assn.org/resources/doc/ps2/x-pub/ehr-priorities.pdf</text:a><text:span text:style-name="T1">.</text:span></text:p></text:note-body></text:note></text:span><text:span text:style-name="T1">.</text:span></text:p>
        <text:h text:style-name="PP_20_Heading_20_3" text:outline-level="3">Physician-Hospital relationship</text:h>
        <text:p text:style-name="P12">In the U.S., as in many other countries, most physicians work at least part of their professional life within the walls of a hospital. In fact, the U.S. hospital used to be colloquially known as “the physicians’ workshop.” The relationship was fairly simple. Physicians owned and worked in their private offices, and admitted and cared for their patients when the patients were in the hospital. A lay board of directors governed the hospital and employed a hospital administrator, who ran the operations of the facility. The physicians were very loosely organized into the “organized medical staff,” which met periodically to select an elected leader for the year, and had purview over credentialing physicians for the medical staff and some involvement in quality oversight.</text:p>
        <text:p text:style-name="P2"><text:span text:style-name="T1">This traditional model of physician-hospital relationship is currently changing for several reasons. First, because many more procedures are being performed in non-hospital settings, and because of the evolution of the “hospitalist” specialty, many physicians spend much less time within hospitals, as mentioned earlier. Second, as noted above, hospitals have begun to directly employ physicians in many specialties and at an increasing rate, primarily to boost revenue. Lastly, many hospitals are leading the creation of Accountable Care Organizations, which often involves developing new, more complex business relationships with non-employed physicians. For each of these reasons the traditional organized medical staff model has declined in relevance to the future relationship between physicians and hospitals (</text:span><text:span text:style-name="T10">Casalino, November, Berenson, &amp; Pham, 2008</text:span><text:span text:style-name="T1">), but no new common model has yet to emerge. This is of concern. It is conceivable that without a new model physicians could be relegated to the role of disempowered suppliers of services to hospitals, suffering a loss of legitimate professional autonomy in the process, and negatively affecting physician satisfaction and patient care in the long run. Work was urgently needed in this area to avoid such an outcome.</text:span></text:p>
        <text:p text:style-name="P1"><text:span text:style-name="T1">To that end the AMA and the American Hospital Association (AHA), not always allies, have combined to better define the issues at stake and work toward that new model. In October of 2013 AMA, AHA and the health policy journal </text:span><text:span text:style-name="T4">Health Affairs </text:span><text:span text:style-name="T1">convened a meeting in Washington DC of health policy leaders and health industry leaders. The purpose was to highlight and discuss the ways that ten leading American health care systems are managing this issue. These systems included the Geisinger Health System in Pennsylvania, Kaiser Permanente in California </text:span><text:soft-page-break/><text:span text:style-name="T1">and the Advocate Health Care System in Illinois, among others</text:span><text:span text:style-name="T1"><text:note text:id="ftn4" text:note-class="footnote"><text:note-citation>4</text:note-citation><text:note-body><text:p text:style-name="P19"><text:span text:style-name="T1">The proceedings of the conference can be accessed at </text:span><text:a xlink:type="simple" xlink:href="http://www.aha.org/research/rc/stat-studies/Studies.shtml" text:style-name="Internet_20_link" text:visited-style-name="Visited_20_Internet_20_Link">http://www.aha.org/research/rc/stat-studies/Studies.shtml</text:a><text:span text:style-name="T1">, more particularly the entry entitled </text:span><text:a xlink:type="simple" xlink:href="http://www.ahaphysicianforum.org/resources/leadership-development/ama-aha/new-models-proceedings.pdf" text:style-name="Internet_20_link" text:visited-style-name="Visited_20_Internet_20_Link">New Models of Care:  Proceedings from the AMA/AHA Joint Leadership Conference</text:a></text:p></text:note-body></text:note></text:span><text:span text:style-name="T1">.</text:span></text:p>
        <text:p text:style-name="P1"><text:span text:style-name="T1">Subsequent to the conference a senior level work team from AMA and AHA has convened in an effort to construct and promulgate a set of principles leading to a new model of physician hospital integrated leadership. These principles include, among others: the need for physicians to organize themselves sufficiently to collectively manage care quality and cost; the need for physician leadership and management training, and; the need for increased physician involvement in the management of hospitals and health systems</text:span><text:span text:style-name="T1"><text:note text:id="ftn5" text:note-class="footnote"><text:note-citation>5</text:note-citation><text:note-body><text:p text:style-name="P16"><text:span text:style-name="T1">A full description of the need for these principles can be accessed at: </text:span><text:a xlink:type="simple" xlink:href="http://healthaffairs.org/blog/2014/04/17/well-need-a-bigger-boat-reimagining-the-hospital-physician-partnership/" text:style-name="Internet_20_link" text:visited-style-name="Visited_20_Internet_20_Link">http://healthaffairs.org/blog/2014/04/17/well-need-a-bigger-boat-reimagining-the-hospital-physician-partnership/</text:a></text:p><text:p text:style-name="Footnote"/></text:note-body></text:note></text:span><text:span text:style-name="T1">.</text:span></text:p>
        <text:h text:style-name="P7" text:outline-level="3">New Physician Payment Models</text:h>
        <text:p text:style-name="P5"><text:span text:style-name="T1">The traditional form of payment to physicians has been fee-for-service reimbursement for care rendered. Although many large medical groups and increasingly hospitals are paying physicians by salary, still fully half of American physicians in non-solo practice report that their at least some of their revenue comes from fee-for-service reimbursement</text:span><text:span text:style-name="T11"> </text:span><text:span text:style-name="T1">(Kane, 2014). But this is changing. Spurred in part by the ACA, both public and private payers are beginning to experiment with new payment methods that involve rewards or penalties for excessive costs, incentives to improve quality, and ways to involve physicians in sharing insurance-like “risk” for the total cost of health care rendered to a population (earlier versions were called capitation). The Medicare program has developed several versions of “shared savings” payment models in association with ACO creation</text:span><text:span text:style-name="T11"> </text:span><text:span text:style-name="T1">(Berwick, 2011). In addition many large health plans are working with physicians and physician groups to find new ways of paying physicians beyond traditional fee-for-service payments.</text:span></text:p>
        <text:p text:style-name="P11">Physicians themselves are starting new practice financial models, especially “subscription” payment models, wherein the patient pays the physician an annual or monthly fee, plus fee-for-service payments, in return for longer office visits, improved after-hours care and more personalized services. The financial upper end of this model is commonly called “concierge medicine.” The long-term effect of these models on patient costs, physician practice satisfaction and other values such as social equity is yet to be determined.</text:p>
        <text:p text:style-name="P11">The sum of all these payment changes and choices for physician practices to potentially pursue is creating anxiety among many physicians about future practice sustainability, leading some physicians to give up practice and retire early or pursue other lines of work, rather than change the way they are paid.</text:p>
        <text:p text:style-name="P11">To better understand the likelihood of eventual success or failure of new physician payment models AMA has again engaged the RAND Corporation to jointly conduct field research in physician practices employing such models. The results should be available in published form by the spring of 2015.</text:p>
        <text:h text:style-name="PP_20_Heading_20_2" text:outline-level="2">Conclusion</text:h>
        <text:p text:style-name="P12">This paper has described the reasons for the decline of satisfaction with medical practice currently taking place among American physicians. The reasons for this decline are many, including: concerns about inadequate time to properly care for patients, financial stress and payment complexity, loss of a sense of necessary autonomy, loss of collegiality with other physicians, the complexity of patients, the intellectual demands of keeping up with the changes in medical science, regulatory burdens, documentation issues stemming from too-difficult-to-use EHRs, concerns about relationships with hospitals, and changes in expectations among younger physicians about work-life balance.</text:p>
        <text:p text:style-name="P10">Research sponsored by the AMA and conducted with the RAND Corporation has shed new light on these drivers of dissatisfaction, including quantitative correlations between practice elements and satisfaction or dissatisfaction.</text:p>
        <text:p text:style-name="P3"><text:soft-page-break/><text:span text:style-name="T1">Some of these drivers of dissatisfaction are probably immutable at present or inherent in the stress of being a physician. But others can be changed; some by the physicians themselves through reorganization of how they practice; and some through collective physician actions to change those external force on practices that are amenable to change. The AMA, working with other health care industry partners in the U.S. will be producing a steady flow of new information from this work over the next several years. Much of this information will likely have immediate relevance for physicians in other countries and for those seeking to assist them in improving their lives and those of the patients they care for.</text:span></text:p>
        <text:h text:style-name="PP_20_Heading_20_2" text:outline-level="2">References</text:h>
        <text:p text:style-name="RefListRef"><text:span text:style-name="T2">Aasland, O. G., Rosta, J., &amp; Nylenna, M. (2010). Health care reforms and job satisfaction among doctors in Norway. </text:span><text:span text:style-name="T9">Scandinavian journal of public health</text:span><text:span text:style-name="T2">, </text:span><text:span text:style-name="T8">8</text:span><text:span text:style-name="T2">, 253-258. </text:span><text:a xlink:type="simple" xlink:href="http://dx.doi.org/10.1177/1403494810364559" text:style-name="Internet_20_link" text:visited-style-name="Visited_20_Internet_20_Link"><text:span text:style-name="T1">http://dx.doi.org/10.1177/1403494810364559</text:span></text:a></text:p>
        <text:p text:style-name="RefListRef"><text:span text:style-name="T2">Berwick, D. M. (2011). Making good on ACOs' promise—the final rule for the Medicare shared savings program. </text:span><text:span text:style-name="T9">New England Journal of Medicine</text:span><text:span text:style-name="T2">, </text:span><text:span text:style-name="T9">365</text:span><text:span text:style-name="T2">(19), 1753-1756. </text:span><text:a xlink:type="simple" xlink:href="http://dx.doi.org/10.1056/NEJMp1111671" text:style-name="Internet_20_link" text:visited-style-name="Visited_20_Internet_20_Link"><text:span text:style-name="T1">http://dx.doi.org/10.1056/NEJMp1111671</text:span></text:a></text:p>
        <text:p text:style-name="RefListRef"><text:span text:style-name="T2">Boukus, E., Cassil, A., &amp; O'Malley, A. S. (2009). A snapshot of US physicians: key findings from the 2008 Health Tracking Physician Survey. </text:span><text:span text:style-name="T9">Data bulletin (Center for Studying Health System Change)</text:span><text:span text:style-name="T2">, (35), 1-11.</text:span></text:p>
        <text:p text:style-name="RefListRef"><text:span text:style-name="T2">Bush, R. W. (2007). Reducing waste in US health care systems. </text:span><text:span text:style-name="T8">Journal of the American Medical Association</text:span><text:span text:style-name="T2">, </text:span><text:span text:style-name="T9">297</text:span><text:span text:style-name="T2">(8), 871-874. </text:span><text:a xlink:type="simple" xlink:href="http://dx.doi.org/10.1001/jama.297.8.871" text:style-name="Internet_20_link" text:visited-style-name="Visited_20_Internet_20_Link"><text:span text:style-name="T12">http://dx.doi.org/10.1001/jama.297.8.871</text:span></text:a></text:p>
        <text:p text:style-name="RefListRef"><text:span text:style-name="T2">Casalino, L. P., November, E. A., Berenson, R. A., &amp; Pham, H. H. (2008). Hospital-physician relations: two tracks and the decline of the voluntary medical staff model. </text:span><text:span text:style-name="T9">Health Affairs</text:span><text:span text:style-name="T2">, </text:span><text:span text:style-name="T9">27</text:span><text:span text:style-name="T2">(5), 1305-1314. </text:span><text:a xlink:type="simple" xlink:href="http://dx.doi.org/10.1377/hlthaff.27.5.1305" text:style-name="Internet_20_link" text:visited-style-name="Visited_20_Internet_20_Link"><text:span text:style-name="T1">http://dx.doi.org/10.1377/hlthaff.27.5.1305</text:span></text:a></text:p>
        <text:p text:style-name="RefListRef"><text:span text:style-name="T2">Casalino, L. P., Nicholson, S., Gans, D. N., Hammons, T., Morra, D., Karrison, T., &amp; Levinson, W. (2009). What does it cost physician practices to interact with health insurance plans? </text:span><text:span text:style-name="T9">Health Affairs</text:span><text:span text:style-name="T2">, </text:span><text:span text:style-name="T9">28</text:span><text:span text:style-name="T2">(4), w533-w543. </text:span><text:a xlink:type="simple" xlink:href="http://dx.doi.org/10.1377/hlthaff.28.4.w533" text:style-name="Internet_20_link" text:visited-style-name="Visited_20_Internet_20_Link"><text:span text:style-name="T1">http://dx.doi.org/10.1377/hlthaff.28.4.w533</text:span></text:a></text:p>
        <text:p text:style-name="RefListRef"><text:span text:style-name="T2">Christopher, A. S., Smith, C. S., Tivis, R., &amp; Wilper, A. P. (2014). Trends in United States Physician Work Hours and Career Satisfaction. </text:span><text:span text:style-name="T9">The American Journal of Medicine</text:span><text:span text:style-name="T2">, </text:span><text:span text:style-name="T9">127</text:span><text:span text:style-name="T2">(7), 674-680. </text:span><text:a xlink:type="simple" xlink:href="http://dx.doi.org/10.1016/j.amjmed.2014.03.033" text:style-name="Internet_20_link" text:visited-style-name="Visited_20_Internet_20_Link"><text:span text:style-name="T1">http://dx.doi.org/10.1016/j.amjmed.2014.03.033</text:span></text:a></text:p>
        <text:p text:style-name="RefListRef"><text:span text:style-name="T2">Friedberg, M. W., Chen, P. G., Van Busum, K. R., Aunon, F., Pham, C., Caloyeras, J., … Tutty, M. (2013). </text:span><text:span text:style-name="T7">Factors Affecting Physician Professional Satisfaction and Their Implications for Patient Care, Health Systems, and Health Policy</text:span><text:span text:style-name="T2">. Santa Monica, CA: RAND Corporation. Retrieved from http://www.rand.org/pubs/research_reports/RR439</text:span></text:p>
        <text:p text:style-name="RefListRef"><text:span text:style-name="T2">Hsiao, W. C., Braun, P., Dunn, D., Becker, E. R., DeNicola, M., &amp; Ketcham, T. R. (1988). Results and policy implications of the resource-based relative-value study. </text:span><text:span text:style-name="T9">The New England journal of medicine</text:span><text:span text:style-name="T2">, </text:span><text:span text:style-name="T9">319</text:span><text:span text:style-name="T2">(13), 881-888. </text:span><text:a xlink:type="simple" xlink:href="http://dx.doi.org/10.1056/NEJM198809293191330" text:style-name="Internet_20_link" text:visited-style-name="Visited_20_Internet_20_Link"><text:span text:style-name="T1">http://dx.doi.org/10.1056/NEJM198809293191330</text:span></text:a></text:p>
        <text:p text:style-name="RefListRef"><text:span text:style-name="T2">Kane, C.K., Emmons, D.W. (2013). Policy research perspectives: Private practice remains strong despite shifts toward hospital employment. </text:span><text:span text:style-name="T8">AMA Practice Benchmark Survey-2012. </text:span><text:span text:style-name="T2">American Medical Association</text:span><text:span text:style-name="T8">.</text:span><text:span text:style-name="T2"> Retrieved from: </text:span><text:a xlink:type="simple" xlink:href="http://www.ama-assn.org/ama/pub/advocacy/health-policy.page" text:style-name="Internet_20_link" text:visited-style-name="Visited_20_Internet_20_Link">http://www.ama-assn.org/ama/pub/advocacy/health-policy.page</text:a></text:p>
        <text:p text:style-name="RefListRef"><text:span text:style-name="T2">Kane, C.K., (2014). Policy research perspectives: New data on physician compensation methods —one size does not fit all. </text:span><text:span text:style-name="T8">AMA Practice Benchmark Survey-2012</text:span><text:span text:style-name="T2">. American Medical Association. Retrieved from: </text:span><text:a xlink:type="simple" xlink:href="http://www.ama-assn.org/resources/doc/health-policy/prp-phys-comp-methods-2014.pdf" text:style-name="Internet_20_link" text:visited-style-name="Visited_20_Internet_20_Link">http://www.ama-assn.org/resources/doc/health-policy/prp-phys-comp-methods-2014.pdf</text:a><text:span text:style-name="T2">.</text:span></text:p>
        <text:p text:style-name="RefListRef"><text:span text:style-name="T2">Landon, B. E., Reschovsky, J., &amp; Blumenthal, D. (2003). Changes in career satisfaction among primary care and specialist physicians, 1997-2001. </text:span><text:span text:style-name="T8">Journal of the American Medical Association</text:span><text:span text:style-name="T13">, </text:span><text:span text:style-name="T14">289</text:span><text:span text:style-name="T13">(4), 442-449. </text:span><text:a xlink:type="simple" xlink:href="http://dx.doi.org/10.1001/jama.289.4.442" text:style-name="Internet_20_link" text:visited-style-name="Visited_20_Internet_20_Link"><text:span text:style-name="T12">http://dx.doi.org/10.1001/jama.289.4.442</text:span></text:a></text:p>
        <text:p text:style-name="RefListRef"><text:span text:style-name="T13">Leigh, J. P., Kravitz, R. L., Schembri, M., Samuels, S. J., &amp; Mobley, S. (2002). </text:span><text:span text:style-name="T2">Physician career satisfaction across specialties. </text:span><text:span text:style-name="T9">Archives of Internal Medicine</text:span><text:span text:style-name="T2">, </text:span><text:span text:style-name="T9">162</text:span><text:span text:style-name="T2">(14), 1577-1584. </text:span><text:a xlink:type="simple" xlink:href="http://dx.doi.org/10.1001/archinte.162.14.1577" text:style-name="Internet_20_link" text:visited-style-name="Visited_20_Internet_20_Link"><text:span text:style-name="T1">http://dx.doi.org/10.1001/archinte.162.14.1577</text:span></text:a></text:p>
        <text:p text:style-name="RefListRef"><text:soft-page-break/><text:span text:style-name="T2">Leigh, J. P., Tancredi, D. J., &amp; Kravitz, R. L. (2009). Physician career satisfaction within specialties. </text:span><text:span text:style-name="T9">BMC Health Services Research</text:span><text:span text:style-name="T2">, </text:span><text:span text:style-name="T9">9</text:span><text:span text:style-name="T2">, 166. <text:tab/></text:span><text:a xlink:type="simple" xlink:href="http://dx.doi.org/10.1186/1472-6963-9-166" text:style-name="Internet_20_link" text:visited-style-name="Visited_20_Internet_20_Link"><text:span text:style-name="T1">http://dx.doi.org/10.1186/1472-6963-9-166</text:span></text:a></text:p>
        <text:p text:style-name="RefListRef"><text:span text:style-name="T2">Medicare Payment Advisory Commission (2011). Chapter 3; Medicare Fee-For-Service Benefit Design. </text:span><text:span text:style-name="T8">Report to the Congress: Medicare and the health Care Delivery System</text:span><text:span text:style-name="T2">. Washington, D.C. MedPAC. Retrieved from: </text:span><text:a xlink:type="simple" xlink:href="http://www.medpac.gov/documents/Jun11_EntireReport.pdf" text:style-name="Internet_20_link" text:visited-style-name="Visited_20_Internet_20_Link">http://www.medpac.gov/documents/Jun11_EntireReport.pdf</text:a><text:span text:style-name="T2">.</text:span></text:p>
        <text:p text:style-name="RefListRef"><text:span text:style-name="T2">Medscape (2013). Physician Compensation Report-2013. Retrieved from: </text:span><text:a xlink:type="simple" xlink:href="http://www.medscape.com/features/slideshow/compensation/2013/public" text:style-name="Internet_20_link" text:visited-style-name="Visited_20_Internet_20_Link">http://www.medscape.com/features/slideshow/compensation/2013/public</text:a><text:span text:style-name="T2">.</text:span></text:p>
        <text:p text:style-name="RefListRef"><text:span text:style-name="T2">Mitka, M. (2013). Financial Incentives Appear to Boost Electronic Health Record Use. </text:span><text:span text:style-name="T8">Journal of the American Medical Association</text:span><text:span text:style-name="T2">, </text:span><text:span text:style-name="T9">310</text:span><text:span text:style-name="T2">(23), 2496-2496.</text:span></text:p>
        <text:p text:style-name="RefListRef"><text:span text:style-name="T2">Moses, H., Matheson, D. H., Dorsey, E. R., George, B. P., Sadoff, D., &amp; Yoshimura, S. (2013). The anatomy of health care in the United States. </text:span><text:span text:style-name="T8">Journal of the American Medical Association,</text:span><text:span text:style-name="T2"> </text:span><text:span text:style-name="T9">310</text:span><text:span text:style-name="T2">(18), 1947-1964. </text:span><text:a xlink:type="simple" xlink:href="http://dx.doi.org/10.1001/jama.2013.281425" text:style-name="Internet_20_link" text:visited-style-name="Visited_20_Internet_20_Link"><text:span text:style-name="T1">http://dx.doi.org/10.1001/jama.2013.281425</text:span></text:a></text:p>
        <text:p text:style-name="RefListRef"><text:span text:style-name="T2">Panzer, R. J., Gitomer, R. S., Greene, W. H., Webster, P. R., Landry, K. R., &amp; Riccobono, C. A. (2013). Increasing demands for quality measurement. </text:span><text:span text:style-name="T8">Journal of the American Medical Association</text:span><text:span text:style-name="T2">, </text:span><text:span text:style-name="T9">310</text:span><text:span text:style-name="T2">(18), 1971-1980. </text:span><text:a xlink:type="simple" xlink:href="http://dx.doi.org/10.1001/jama.2013.282047" text:style-name="Internet_20_link" text:visited-style-name="Visited_20_Internet_20_Link"><text:span text:style-name="T1">http://dx.doi.org/10.1001/jama.2013.282047</text:span></text:a></text:p>
        <text:p text:style-name="RefListRef"><text:span text:style-name="T2">Pathman, D. E., Konrad, T. R., Williams, E. S., Scheckler, W. E., Linzer, M., &amp; Douglas, J. (2002). Physician job satisfaction, job dissatisfaction, and physician turnover. </text:span><text:span text:style-name="T8">Journal of Family Practice</text:span><text:span text:style-name="T2">, </text:span><text:span text:style-name="T9">51</text:span><text:span text:style-name="T2">(7), 593.</text:span></text:p>
        <text:p text:style-name="RefListRef"><text:span text:style-name="T2">Quinn, M. A., Wilcox, A., Orav, E. J., Bates, D. W., &amp; Simon, S. R. (2009). The relationship between perceived practice quality and quality improvement activities and physician practice dissatisfaction, professional isolation, and work-life stress. </text:span><text:span text:style-name="T9">Medical care</text:span><text:span text:style-name="T2">, </text:span><text:span text:style-name="T9">47</text:span><text:span text:style-name="T2">(8), 924-928. </text:span><text:a xlink:type="simple" xlink:href="http://dx.doi.org/10.1097/MLR.0b013e3181a393e4" text:style-name="Internet_20_link" text:visited-style-name="Visited_20_Internet_20_Link"><text:span text:style-name="T1">http://dx.doi.org/10.1097/MLR.0b013e3181a393e4</text:span></text:a></text:p>
        <text:p text:style-name="RefListRef"><text:span text:style-name="T2">Rittenhouse, D. R., Grumbach, K., O’Neil, E. H., Dower, C., &amp; Bindman, A. (2004). Physician organization and care management in California: from cottage to Kaiser. </text:span><text:span text:style-name="T9">Health Affairs</text:span><text:span text:style-name="T2">, </text:span><text:span text:style-name="T9">23</text:span><text:span text:style-name="T2">(6), 51-62. </text:span><text:a xlink:type="simple" xlink:href="http://dx.doi.org/10.1377/hlthaff.23.6.51" text:style-name="Internet_20_link" text:visited-style-name="Visited_20_Internet_20_Link"><text:span text:style-name="T1">http://dx.doi.org/10.1377/hlthaff.23.6.51</text:span></text:a></text:p>
        <text:p text:style-name="RefListRef"><text:span text:style-name="T2">Shaw, M. K., Davis, S. A., Fleischer, A. B., &amp; Feldman, S. R. (2014). The duration of office visits in the United States, 1993 to 2010. </text:span><text:span text:style-name="T9">The American Journal of Managed Care</text:span><text:span text:style-name="T2">, </text:span><text:span text:style-name="T9">20</text:span><text:span text:style-name="T2">(10), 820-826.</text:span></text:p>
        <text:p text:style-name="RefListRef"><text:span text:style-name="T2">Sinsky, T. A., &amp; Sinsky, C. A. (2012). A streamlined approach to prescription management. </text:span><text:span text:style-name="T9">Family practice management</text:span><text:span text:style-name="T2">, </text:span><text:span text:style-name="T9">19</text:span><text:span text:style-name="T2">(6), 11-</text:span><text:span text:style-name="T3">15</text:span><text:span text:style-name="T2">.</text:span></text:p>
        <text:p text:style-name="RefListRef"><text:span text:style-name="T2">Sinsky, C. A., Willard-Grace, R., Schutzbank, A. M., Sinsky, T. A., Margolius, D., &amp; Bodenheimer, T. (2013). In search of joy in practice: a report of 23 high-functioning primary care practices. </text:span><text:span text:style-name="T9">The Annals of Family Medicine</text:span><text:span text:style-name="T2">, </text:span><text:span text:style-name="T9">11</text:span><text:span text:style-name="T2">(3), 272-278. </text:span><text:a xlink:type="simple" xlink:href="http://dx.doi.org/10.1370/afm.1531" text:style-name="Internet_20_link" text:visited-style-name="Visited_20_Internet_20_Link"><text:span text:style-name="T1">http://dx.doi.org/10.1370/afm.1531</text:span></text:a></text:p>
        <text:p text:style-name="RefListRef"><text:span text:style-name="T2">Sorrell, S., Jennings, K. (2014). 51 Statistics on satisfied versus dissatisfied physicians. Jackson Healthcare Survey. Retrieved from: </text:span><text:a xlink:type="simple" xlink:href="http://www.jacksonhealthcare.com/media-room/articles/physician-trends/51-statistics-on-satisfied-and-dissatisfied-physicians/" text:style-name="Internet_20_link" text:visited-style-name="Visited_20_Internet_20_Link">http://www.jacksonhealthcare.com/media-room/articles/physician-trends/51-statistics-on-satisfied-and-dissatisfied-physicians/</text:a></text:p>
        <text:p text:style-name="P8"><text:span text:style-name="T2">Starr, P. (1982). </text:span><text:span text:style-name="T8">The social transformation of American medicine</text:span><text:span text:style-name="T2">. New York, New York: Basic Books Harper Collins.</text:span></text:p>
        <text:p text:style-name="RefListRef"><text:span text:style-name="T2">Toussaint, J., Milstein, A., Shortell, S. (2013). How the pioneer ACO Model needs to change: Lessons from its best performing ACO. </text:span><text:span text:style-name="T8">Journal of the American Medical Association</text:span><text:span text:style-name="T2">, </text:span><text:span text:style-name="T8">310</text:span><text:span text:style-name="T2">(13), 1341-1342. </text:span><text:a xlink:type="simple" xlink:href="http://dx.doi.org/10.1001/jama.2013.279149" text:style-name="Internet_20_link" text:visited-style-name="Visited_20_Internet_20_Link"><text:span text:style-name="T1">http://dx.doi.org/10.1001/jama.2013.279149</text:span></text:a></text:p>
        <text:p text:style-name="RefListRef"><text:span text:style-name="T13">Yarnell, K.S., Pollak, K.I., Østbye, T., &amp; Krause, K.M. (2003). </text:span><text:span text:style-name="T2">Primary care: Is there enough time for prevention? </text:span><text:span text:style-name="T8">American Journal of Public Health,</text:span><text:span text:style-name="T2"> </text:span><text:span text:style-name="T8">93</text:span><text:span text:style-name="T2">(4), 635-641. </text:span><text:a xlink:type="simple" xlink:href="http://dx.doi.org/10.2105/AJPH.93.4.635" text:style-name="Internet_20_link" text:visited-style-name="Visited_20_Internet_20_Link"><text:span text:style-name="T1">http://dx.doi.org/10.2105/AJPH.93.4.635</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3"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2"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1"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1" fo:font-family="'Trebuchet MS'" style:font-style-name="Bold" style:font-family-generic="swiss" style:font-pitch="variable" fo:font-size="12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color="#ff3300" style:font-name="Trebuchet MS2"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color="#314004"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3"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18pt" fo:margin-left="72pt"/>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fo:text-indent="-18pt" fo:margin-left="108pt"/>
        </style:list-level-properties>
        <style:text-properties style:font-name="Times New Roman2"/>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4"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18pt" fo:margin-left="144pt"/>
        </style:list-level-properties>
        <style:text-properties style:font-name="Wingdings"/>
      </text:list-level-style-bullet>
      <text:list-level-style-bullet text:level="5" text:style-name="ListLabel_20_4" text:bullet-char="">
        <style:list-level-properties text:list-level-position-and-space-mode="label-alignment">
          <style:list-level-label-alignment text:label-followed-by="listtab" fo:text-indent="-18pt" fo:margin-left="180pt"/>
        </style:list-level-properties>
        <style:text-properties style:font-name="Wingdings"/>
      </text:list-level-style-bullet>
      <text:list-level-style-bullet text:level="6" text:style-name="ListLabel_20_4"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18pt" fo:margin-left="252pt"/>
        </style:list-level-properties>
        <style:text-properties style:font-name="Wingdings"/>
      </text:list-level-style-bullet>
      <text:list-level-style-bullet text:level="8" text:style-name="ListLabel_20_4" text:bullet-char="">
        <style:list-level-properties text:list-level-position-and-space-mode="label-alignment">
          <style:list-level-label-alignment text:label-followed-by="listtab" fo:text-indent="-18pt" fo:margin-left="288pt"/>
        </style:list-level-properties>
        <style:text-properties style:font-name="Wingdings"/>
      </text:list-level-style-bullet>
      <text:list-level-style-bullet text:level="9" text:style-name="ListLabel_20_4"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style:page-layout style:name="Mpm2">
      <style:page-layout-properties fo:page-width="612pt" fo:page-height="792pt" style:num-format="1" style:print-orientation="portrait" fo:margin-top="72pt" fo:margin-bottom="72pt" fo:margin-left="90pt" fo:margin-right="90pt" style:writing-mode="lr-tb" style:layout-grid-color="#c0c0c0" style:layout-grid-lines="22860" style:layout-grid-base-height="11.99pt" style:layout-grid-ruby-height="0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46</meta:editing-cycles>
    <meta:print-date>2015-03-13T15:02:00</meta:print-date>
    <meta:creation-date>2015-03-12T17:16:00</meta:creation-date>
    <dc:date>2015-05-09T18:40:20.693474593</dc:date>
    <meta:editing-duration>PT41M23S</meta:editing-duration>
    <meta:generator>LibreOffice/4.4.3.2$Linux_X86_64 LibreOffice_project/88805f81e9fe61362df02b9941de8e38a9b5fd16</meta:generator>
    <meta:document-statistic meta:table-count="0" meta:image-count="0" meta:object-count="0" meta:page-count="10" meta:paragraph-count="129" meta:word-count="5812" meta:character-count="40288" meta:non-whitespace-character-count="34630"/>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5F779EA.dotm" xlink:href=""/>
  </office:meta>
</office:document-meta>
</file>